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" svg:font-family="Roboto, sans-serif"/>
    <style:font-face style:name="Courier New" svg:font-family="'Courier New'" style:font-family-generic="modern" style:font-pitch="fixed"/>
    <style:font-face style:name="Cantarell" svg:font-family="Cantarell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41cm" fo:margin-left="-0.741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6.297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2.514cm"/>
    </style:style>
    <style:style style:name="Table1.1" style:family="table-row">
      <style:table-row-properties style:min-row-height="1.266cm" style:use-optimal-row-height="false"/>
    </style:style>
    <style:style style:name="Table1.A1" style:family="table-cell">
      <style:table-cell-properties style:vertical-align="middle" fo:background-color="#e0e0e0" style:border-line-width="0.026cm 0.026cm 0.026cm" fo:padding-left="0.191cm" fo:padding-right="0.191cm" fo:padding-top="0cm" fo:padding-bottom="0cm" fo:border="2.25pt double #808080" style:writing-mode="lr-tb">
        <style:background-image/>
      </style:table-cell-properties>
    </style:style>
    <style:style style:name="Table1.2" style:family="table-row">
      <style:table-row-properties style:min-row-height="1.143cm" style:use-optimal-row-height="false"/>
    </style:style>
    <style:style style:name="Table1.A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3" style:family="table-row">
      <style:table-row-properties style:min-row-height="1.155cm" style:use-optimal-row-height="false"/>
    </style:style>
    <style:style style:name="Table1.A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4" style:family="table-row">
      <style:table-row-properties style:min-row-height="1.51cm" style:use-optimal-row-height="false"/>
    </style:style>
    <style:style style:name="Table1.A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P1" style:family="paragraph" style:parent-style-name="Standard">
      <style:paragraph-properties fo:margin-top="0.302cm" fo:margin-bottom="0.302cm" loext:contextual-spacing="false"/>
    </style:style>
    <style:style style:name="P2" style:family="paragraph" style:parent-style-name="Standard">
      <style:paragraph-properties fo:margin-top="0.302cm" fo:margin-bottom="0.302cm" loext:contextual-spacing="false" fo:text-align="end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line-height="150%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line-height="150%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line-height="150%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line-height="250%"/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line-height="150%"/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13" style:family="paragraph" style:parent-style-name="Standard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fo:font-variant="small-caps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fo:font-variant="small-caps" style:font-name="Arial" fo:font-size="10pt" style:font-size-asian="10pt" style:font-name-complex="Arial" style:font-size-complex="10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line-height="250%"/>
    </style:style>
    <style:style style:name="P18" style:family="paragraph" style:parent-style-name="Standard">
      <style:paragraph-properties fo:margin-top="0.101cm" fo:margin-bottom="0.101cm" loext:contextual-spacing="false" fo:line-height="150%"/>
    </style:style>
    <style:style style:name="P19" style:family="paragraph" style:parent-style-name="List_20_Paragraph">
      <style:paragraph-properties fo:margin-top="0.101cm" fo:margin-bottom="0.101cm" loext:contextual-spacing="false" fo:line-height="150%"/>
    </style:style>
    <style:style style:name="P20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3.175cm" fo:margin-right="0cm" fo:margin-top="0cm" fo:margin-bottom="0cm" loext:contextual-spacing="false" fo:line-height="150%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1.905cm" fo:margin-right="0cm" fo:margin-top="0.101cm" fo:margin-bottom="0.101cm" loext:contextual-spacing="false" fo:line-height="150%" fo:text-indent="1.27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left="1.27cm" fo:margin-right="0cm" fo:margin-top="0.101cm" fo:margin-bottom="0.101cm" loext:contextual-spacing="false" fo:line-height="150%" fo:text-indent="1.27cm" style:auto-text-indent="false">
        <style:tab-stops/>
      </style:paragraph-properties>
    </style:style>
    <style:style style:name="P27" style:family="paragraph" style:parent-style-name="Standard">
      <style:paragraph-properties fo:margin-left="1.27cm" fo:margin-right="0cm" fo:margin-top="0.101cm" fo:margin-bottom="0.101cm" loext:contextual-spacing="false" fo:line-height="250%" fo:text-indent="1.27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1.27cm" fo:margin-right="0cm" fo:line-height="250%" fo:text-indent="0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31" style:family="paragraph" style:parent-style-name="Standard">
      <style:paragraph-properties fo:margin-left="1.27cm" fo:margin-right="0cm" fo:margin-top="0.201cm" fo:margin-bottom="0.201cm" loext:contextual-spacing="false" fo:line-height="150%" fo:text-indent="0cm" style:auto-text-indent="false">
        <style:tab-stops/>
      </style:paragraph-properties>
      <style:text-properties officeooo:paragraph-rsid="000d39d3"/>
    </style:style>
    <style:style style:name="P32" style:family="paragraph" style:parent-style-name="paragraph">
      <style:paragraph-properties fo:margin-top="0cm" fo:margin-bottom="0cm" loext:contextual-spacing="false" fo:text-align="center" style:justify-single-word="false"/>
    </style:style>
    <style:style style:name="P33" style:family="paragraph" style:parent-style-name="Standard">
      <style:paragraph-properties fo:margin-top="0cm" fo:margin-bottom="0cm" loext:contextual-spacing="false"/>
    </style:style>
    <style:style style:name="P34" style:family="paragraph" style:parent-style-name="Standard">
      <style:paragraph-properties fo:margin-top="0cm" fo:margin-bottom="0cm" loext:contextual-spacing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35" style:family="paragraph" style:parent-style-name="Header">
      <style:paragraph-properties fo:margin-top="0cm" fo:margin-bottom="0.212cm" loext:contextual-spacing="false" fo:line-height="150%"/>
      <style:text-properties style:font-name="Arial" fo:font-size="12pt" fo:language="en" fo:country="GB" fo:font-style="italic" fo:font-weight="bold" style:font-size-asian="12pt" style:font-style-asian="italic" style:font-weight-asian="bold" style:font-name-complex="Arial" style:font-size-complex="12pt"/>
    </style:style>
    <style:style style:name="P36" style:family="paragraph" style:parent-style-name="Header">
      <style:paragraph-properties fo:margin-top="0cm" fo:margin-bottom="0.212cm" loext:contextual-spacing="false" fo:line-height="150%" fo:text-align="center" style:justify-single-word="false"/>
      <style:text-properties style:font-name="Arial" fo:font-size="12pt" fo:language="en" fo:country="GB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37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  <style:text-properties style:font-name="Arial" style:font-name-complex="Arial"/>
    </style:style>
    <style:style style:name="P39" style:family="paragraph" style:parent-style-name="Header">
      <style:paragraph-properties fo:margin-top="0.035cm" fo:margin-bottom="0.212cm" loext:contextual-spacing="false" fo:text-align="end" style:justify-single-word="false"/>
    </style:style>
    <style:style style:name="P40" style:family="paragraph" style:parent-style-name="Header" style:master-page-name="MP0">
      <style:paragraph-properties fo:text-align="center" style:justify-single-word="false" style:page-number="auto" fo:break-before="page"/>
      <style:text-properties fo:color="#999999" style:font-name="Arial" fo:font-size="14pt" fo:font-weight="bold" style:font-size-asian="14pt" style:font-weight-asian="bold" style:font-name-complex="Arial" style:font-size-complex="14pt"/>
    </style:style>
    <style:style style:name="P41" style:family="paragraph" style:parent-style-name="Standard" style:list-style-name="WWNum2">
      <style:paragraph-properties fo:line-height="150%"/>
    </style:style>
    <style:style style:name="P42" style:family="paragraph" style:parent-style-name="Standard" style:list-style-name="WWNum3">
      <style:paragraph-properties fo:line-height="150%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 style:list-style-name="WWNum4">
      <style:paragraph-properties fo:line-height="150%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 style:list-style-name="WWNum3">
      <style:paragraph-properties fo:line-height="200%"/>
    </style:style>
    <style:style style:name="P45" style:family="paragraph" style:parent-style-name="Standard" style:list-style-name="WWNum5">
      <style:paragraph-properties fo:margin-top="0.101cm" fo:margin-bottom="0.101cm" loext:contextual-spacing="false" fo:line-height="150%"/>
    </style:style>
    <style:style style:name="P46" style:family="paragraph" style:parent-style-name="Standard" style:list-style-name="WWNum4">
      <style:paragraph-properties fo:margin-top="0.101cm" fo:margin-bottom="0.101cm" loext:contextual-spacing="false" fo:line-height="150%"/>
    </style:style>
    <style:style style:name="P47" style:family="paragraph" style:parent-style-name="Standard" style:list-style-name="WWNum5">
      <style:paragraph-properties fo:margin-top="0.101cm" fo:margin-bottom="0.101cm" loext:contextual-spacing="false" fo:line-height="150%"/>
      <style:text-properties style:font-name="Arial" fo:font-size="10pt" style:font-size-asian="10pt" style:font-name-complex="Arial" style:font-size-complex="10pt"/>
    </style:style>
    <style:style style:name="P48" style:family="paragraph">
      <loext:graphic-properties draw:fill="non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129365" style:font-size-asian="10pt" style:font-name-complex="Arial" style:font-size-complex="10pt"/>
    </style:style>
    <style:style style:name="T3" style:family="text">
      <style:text-properties style:font-name="Arial" fo:font-size="10pt" officeooo:rsid="00129365" style:font-size-asian="10pt" style:language-asian="en" style:country-asian="US" style:font-name-complex="Arial" style:font-size-complex="10pt"/>
    </style:style>
    <style:style style:name="T4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5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6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7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8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tyle="italic" fo:font-weight="bold" style:font-style-asian="italic" style:font-weight-asian="bold" style:font-name-complex="Arial"/>
    </style:style>
    <style:style style:name="T11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12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3" style:family="text"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4" style:family="text">
      <style:text-properties style:font-name="Arial" fo:language="en" fo:country="GB" style:font-name-complex="Arial"/>
    </style:style>
    <style:style style:name="T15" style:family="text">
      <style:text-properties style:font-name="Arial" style:font-name-complex="Arial"/>
    </style:style>
    <style:style style:name="T16" style:family="text">
      <style:text-properties style:font-name="Arial" fo:font-weight="bold" style:font-weight-asian="bold" style:font-name-complex="Arial" style:font-weight-complex="bold"/>
    </style:style>
    <style:style style:name="T17" style:family="text">
      <style:text-properties fo:color="#5f6368" style:font-name="Arial" fo:font-size="10.5pt" style:font-size-asian="10.5pt" style:font-name-complex="Arial" style:font-size-complex="10.5pt"/>
    </style:style>
    <style:style style:name="T18" style:family="text">
      <style:text-properties fo:color="#000000" style:font-name="Arial" fo:font-size="10pt" fo:background-color="#ffffff" loext:char-shading-value="0" style:font-size-asian="10pt" style:font-name-complex="Arial" style:font-size-complex="10pt"/>
    </style:style>
    <style:style style:name="T19" style:family="text">
      <style:text-properties fo:color="#000000" fo:font-size="14pt" fo:background-color="#ffffff" loext:char-shading-value="0" style:font-size-asian="14pt" style:font-size-complex="14pt"/>
    </style:style>
    <style:style style:name="T20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21" style:family="text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1pt" style:font-size-asian="11pt" style:font-name-complex="Arial" style:font-size-complex="11pt"/>
    </style:style>
    <style:style style:name="T25" style:family="text">
      <style:text-properties fo:font-variant="normal" fo:text-transform="none" fo:color="#333333" style:font-name="Roboto" fo:font-size="9.75pt" fo:letter-spacing="normal" fo:font-style="normal" fo:font-weight="normal" style:font-size-asian="10pt" style:font-style-asian="italic" style:font-name-complex="Arial" style:font-size-complex="10pt" style:font-style-complex="italic"/>
    </style:style>
    <style:style style:name="T26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name-complex="Arial" style:font-size-complex="10pt" style:font-style-complex="italic"/>
    </style:style>
    <style:style style:name="T27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weight-asian="bold" style:font-name-complex="Arial" style:font-size-complex="10pt" style:font-style-complex="italic"/>
    </style:style>
    <style:style style:name="T28" style:family="text">
      <style:text-properties fo:font-variant="normal" fo:text-transform="none" fo:color="#333333" style:font-name="Roboto" fo:font-size="9.75pt" fo:letter-spacing="normal" fo:font-style="normal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9" style:family="text">
      <style:text-properties fo:font-variant="normal" fo:text-transform="none" fo:color="#333333" style:font-name="Roboto" fo:font-size="9.75pt" fo:letter-spacing="normal" fo:font-style="normal" fo:font-weight="bold" officeooo:rsid="000d39d3" style:font-size-asian="10pt" style:font-style-asian="italic" style:font-weight-asian="bold" style:font-name-complex="Arial" style:font-size-complex="10pt" style:font-style-complex="italic" style:font-weight-complex="bold"/>
    </style:style>
    <style:style style:name="T30" style:family="text">
      <style:text-properties fo:font-variant="normal" fo:text-transform="none" fo:color="#0000ff" style:font-name="Roboto" fo:font-size="9.75pt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31" style:family="text">
      <style:text-properties style:font-name="FreeSerif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32" style:family="text">
      <style:text-properties officeooo:rsid="00129365"/>
    </style:style>
    <style:style style:name="gr1" style:family="graphic">
      <style:graphic-properties draw:stroke="solid" svg:stroke-width="0.529cm" svg:stroke-color="#c0c0c0" svg:stroke-opacity="100%" draw:stroke-linejoin="round" draw:fill="none" fo:padding-top="0.247cm" fo:padding-bottom="0.247cm" fo:padding-left="0.247cm" fo:padding-right="0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svg:stroke-opacity="100%" draw:fill="none" fo:padding-top="-0.001cm" fo:padding-bottom="-0.001cm" fo:padding-left="-0.001cm" fo:padding-right="-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S. V. R A J A</text:p>
      <text:p text:style-name="P2"><text:span text:style-name="Default_20_Paragraph_20_Font"><text:span text:style-name="T1"><text:s text:c="75"/></text:span></text:span><text:a xlink:type="simple" xlink:href="mailto:softwareengineerraja@gmail.com" office:target-frame-name="_top" xlink:show="replace" text:style-name="Internet_20_link" text:visited-style-name="Visited_20_Internet_20_Link"><text:span text:style-name="Default_20_Paragraph_20_Font"><text:span text:style-name="T17">softwareengineerraja@gmail.com</text:span></text:span></text:a></text:p>
      <text:p text:style-name="P2"><text:span text:style-name="Default_20_Paragraph_20_Font"><text:span text:style-name="T17">+91 <text:s/>9 6 2 6 7 6 8 3 3 9</text:span></text:span></text:p>
      <text:p text:style-name="Standard"><draw:connector text:anchor-type="paragraph" draw:z-index="1" draw:name="Shape1" draw:style-name="gr2" draw:text-style-name="P48" draw:type="line" svg:x1="0cm" svg:y1="0.453cm" svg:x2="15.399cm" svg:y2="0.453cm" svg:d="M0 453h15399" svg:viewBox="0 0 15401 2"><text:p/></draw:connector><text:span text:style-name="Default_20_Paragraph_20_Font"><text:span text:style-name="T1"><text:tab/> <text:s text:c="13"/></text:span></text:span></text:p>
      <text:p text:style-name="Standard"/>
      <text:p text:style-name="P3"><draw:connector text:anchor-type="paragraph" draw:z-index="2" draw:name="Line 3_0" draw:style-name="gr1" draw:text-style-name="P48" draw:type="line" svg:x1="-0.008cm" svg:y1="0.272cm" svg:x2="15.371cm" svg:y2="0.272cm" svg:d="M-9 272h15380" svg:viewBox="0 0 15381 2"><text:p/></draw:connector><text:span text:style-name="Default_20_Paragraph_20_Font"><text:span text:style-name="T10"><text:s/>Summary</text:span></text:span><text:span text:style-name="Default_20_Paragraph_20_Font"><text:span text:style-name="T4">:</text:span></text:span></text:p>
      <text:list xml:id="list1756060972" text:style-name="WWNum2">
        <text:list-item>
          <text:p text:style-name="P41"><text:span text:style-name="Default_20_Paragraph_20_Font"><text:span text:style-name="T1">Have 3 year’s of working experience in Python and it’s Framework.</text:span></text:span></text:p>
        </text:list-item>
        <text:list-item>
          <text:p text:style-name="P41"><text:span text:style-name="Default_20_Paragraph_20_Font"><text:span text:style-name="T1">Have technical knowledge in AJAX Technique, j Query Libraries &amp; J SON format.</text:span></text:span></text:p>
        </text:list-item>
        <text:list-item>
          <text:p text:style-name="P41"><text:span text:style-name="Default_20_Paragraph_20_Font"><text:span text:style-name="T1">Have cloud knowledge in AWS.</text:span></text:span></text:p>
        </text:list-item>
      </text:list>
      <text:list xml:id="list1181388707" text:style-name="WWNum3">
        <text:list-item>
          <text:p text:style-name="P42">Have Software programming skills in Python.</text:p>
        </text:list-item>
        <text:list-item>
          <text:p text:style-name="P42">Have Query language knowledge in MySQL.</text:p>
        </text:list-item>
        <text:list-item>
          <text:p text:style-name="P44"><text:span text:style-name="T3">Have a knowledge in "GIT and GIT HUB" tool</text:span><text:span text:style-name="T1">.</text:span></text:p>
        </text:list-item>
      </text:list>
      <text:p text:style-name="P4"><draw:connector text:anchor-type="paragraph" draw:z-index="5" draw:name="Line 3" draw:style-name="gr1" draw:text-style-name="P48" draw:type="line" svg:x1="-0.078cm" svg:y1="0.238cm" svg:x2="15.431cm" svg:y2="0.238cm" svg:d="M-79 238h15510" svg:viewBox="0 0 15512 2"><text:p/></draw:connector><text:span text:style-name="Default_20_Paragraph_20_Font"><text:span text:style-name="T10"><text:s/>Professional Experience</text:span></text:span><text:span text:style-name="Default_20_Paragraph_20_Font"><text:span text:style-name="T4">:</text:span></text:span></text:p>
      <text:p text:style-name="P8"><text:tab/><text:tab/></text:p>
      <text:p text:style-name="P4"><text:span text:style-name="Default_20_Paragraph_20_Font"><text:span text:style-name="T4"><text:tab/><text:tab/>Organization <text:s text:c="2"/><text:tab/>: <text:s/></text:span></text:span><text:span text:style-name="Default_20_Paragraph_20_Font"><text:span text:style-name="T11">GURU NANAK COLLEGE, Chennai</text:span></text:span></text:p>
      <text:p text:style-name="P10"><text:tab/><text:tab/>Designation <text:s text:c="3"/><text:tab/>: <text:s/>Software Developer</text:p>
      <text:p text:style-name="P9"><text:tab/><text:tab/>Duration<text:tab/>: <text:s/>June 2020 - Till Date</text:p>
      <text:p text:style-name="P10"/>
      <text:p text:style-name="P4"><text:span text:style-name="Default_20_Paragraph_20_Font"><text:span text:style-name="T8"><text:tab/>Asset Management Software:</text:span></text:span></text:p>
      <text:list xml:id="list1438731101" text:style-name="WWNum5">
        <text:list-item>
          <text:p text:style-name="P45"><text:span text:style-name="Default_20_Paragraph_20_Font"><text:span text:style-name="T8"><text:s/></text:span></text:span><text:span text:style-name="Default_20_Paragraph_20_Font"><text:span text:style-name="T1">GURU NANAK COLLEGE Management Software.</text:span></text:span></text:p>
        </text:list-item>
      </text:list>
      <text:p text:style-name="P20">Project Type : <text:s/>Development Project.</text:p>
      <text:p text:style-name="P25">Role <text:s text:c="13"/>: <text:s/>Web Developer.</text:p>
      <text:p text:style-name="P18"><text:span text:style-name="Default_20_Paragraph_20_Font"><text:span text:style-name="T1"><text:s/><text:tab/><text:tab/> <text:s text:c="5"/>Language <text:s text:c="5"/>: <text:s/></text:span></text:span>Python</text:p>
      <text:p text:style-name="P18"><text:span text:style-name="Default_20_Paragraph_20_Font"><text:span text:style-name="T4"><text:s text:c="8"/><text:tab/><text:tab/> <text:s text:c="5"/>Period <text:s text:c="9"/></text:span></text:span><text:span text:style-name="Default_20_Paragraph_20_Font"><text:span text:style-name="T8"><text:s/>: </text:span></text:span><text:span text:style-name="Default_20_Paragraph_20_Font"><text:span text:style-name="T4"><text:s/>Nov 2020 – Feb 2021</text:span></text:span></text:p>
      <text:p text:style-name="P8"/>
      <text:p text:style-name="P10"><text:tab/>Gate Entry Pass Software:</text:p>
      <text:list xml:id="list160457849770658" text:continue-numbering="true" text:style-name="WWNum5">
        <text:list-item>
          <text:p text:style-name="P47">GURU NANAK COLLEGE Management Software.</text:p>
        </text:list-item>
      </text:list>
      <text:p text:style-name="P20">Project Type : <text:s/>Development Project.</text:p>
      <text:p text:style-name="P25">Role <text:s text:c="13"/>: <text:s/>Web Developer.</text:p>
      <text:p text:style-name="P18"><text:span text:style-name="Default_20_Paragraph_20_Font"><text:span text:style-name="T1"><text:s/><text:tab/><text:tab/> <text:s text:c="5"/>Language <text:s text:c="5"/>: <text:s/></text:span></text:span>Python</text:p>
      <text:p text:style-name="P19"><text:span text:style-name="Default_20_Paragraph_20_Font"><text:span text:style-name="T4"><text:s text:c="18"/>Period <text:s text:c="8"/></text:span></text:span><text:span text:style-name="Default_20_Paragraph_20_Font"><text:span text:style-name="T8"><text:s text:c="3"/>:</text:span></text:span><text:span text:style-name="Default_20_Paragraph_20_Font"><text:span text:style-name="T4"> <text:s/>June 2020 – Oct <text:s/>2020</text:span></text:span></text:p>
      <text:p text:style-name="P9"><text:soft-page-break/></text:p>
      <text:p text:style-name="P10"><text:tab/>Student Attendance Software:</text:p>
      <text:list xml:id="list160458210962461" text:continue-numbering="true" text:style-name="WWNum5">
        <text:list-item>
          <text:p text:style-name="P45"><text:span text:style-name="Default_20_Paragraph_20_Font"><text:span text:style-name="T8"><text:s/></text:span></text:span><text:span text:style-name="Default_20_Paragraph_20_Font"><text:span text:style-name="T1">GURU NANAK COLLEGE Management Software.</text:span></text:span></text:p>
        </text:list-item>
      </text:list>
      <text:p text:style-name="P20">Project Type : <text:s/>Development Project.</text:p>
      <text:p text:style-name="P25">Role <text:s text:c="13"/>: <text:s/>Web Developer.</text:p>
      <text:p text:style-name="P18"><text:span text:style-name="Default_20_Paragraph_20_Font"><text:span text:style-name="T1"><text:s/><text:tab/><text:tab/> <text:s text:c="5"/>Language <text:s text:c="5"/>: <text:s/></text:span></text:span>Python</text:p>
      <text:p text:style-name="P33"><text:span text:style-name="Default_20_Paragraph_20_Font"><text:span text:style-name="T1"><text:s text:c="8"/><text:tab/><text:tab/> <text:s text:c="5"/></text:span></text:span><text:span text:style-name="Default_20_Paragraph_20_Font"><text:span text:style-name="T4">Period <text:s text:c="10"/></text:span></text:span><text:span text:style-name="Default_20_Paragraph_20_Font"><text:span text:style-name="T8">: </text:span></text:span><text:span text:style-name="Default_20_Paragraph_20_Font"><text:span text:style-name="T4"><text:s/>April 2019 – April 2020</text:span></text:span><text:span text:style-name="Default_20_Paragraph_20_Font"><text:span text:style-name="T8"><text:tab/></text:span></text:span></text:p>
      <text:p text:style-name="P33"/>
      <text:p text:style-name="P34"/>
      <text:p text:style-name="P1"><draw:connector text:anchor-type="paragraph" draw:z-index="3" draw:name="Shape1_0" draw:style-name="gr2" draw:text-style-name="P48" draw:type="line" svg:x1="0cm" svg:y1="0.453cm" svg:x2="15.399cm" svg:y2="0.453cm" svg:d="M0 453h15399" svg:viewBox="0 0 15401 2"><text:p/></draw:connector></text:p>
      <text:p text:style-name="P18"><text:span text:style-name="Default_20_Paragraph_20_Font"><text:span text:style-name="T8"><text:tab/><text:tab/>Organization <text:s text:c="3"/>: </text:span></text:span><text:span text:style-name="Default_20_Paragraph_20_Font"><text:span text:style-name="T4"><text:s/></text:span></text:span><text:span text:style-name="Default_20_Paragraph_20_Font"><text:span text:style-name="T11">Biz Voice Solution Pvt. Ltd</text:span></text:span><text:span text:style-name="Default_20_Paragraph_20_Font"><text:span text:style-name="T12">, Chennai</text:span></text:span></text:p>
      <text:p text:style-name="P26"><text:span text:style-name="Default_20_Paragraph_20_Font"><text:span text:style-name="T8">Designation <text:s text:c="4"/><text:tab/>: <text:s/>Junior Software Developer</text:span></text:span></text:p>
      <text:p text:style-name="P27">Duration<text:tab/>: <text:s/>Sep 2018 – April 2019<text:tab/> <text:s/></text:p>
      <text:p text:style-name="P28"><text:s/>Web Service</text:p>
      <text:list xml:id="list2913252673" text:style-name="WWNum4">
        <text:list-item>
          <text:p text:style-name="P46"><text:span text:style-name="Default_20_Paragraph_20_Font"><text:span text:style-name="T1">Sub Domain creating by user.</text:span></text:span></text:p>
        </text:list-item>
      </text:list>
      <text:p text:style-name="P20">Project Type <text:s/>: Development Project.</text:p>
      <text:p text:style-name="P21"><text:span text:style-name="Default_20_Paragraph_20_Font"><text:span text:style-name="T1">Role</text:span></text:span><text:span text:style-name="Default_20_Paragraph_20_Font"><text:span text:style-name="T6"><text:tab/> <text:s text:c="2"/></text:span></text:span><text:span text:style-name="Default_20_Paragraph_20_Font"><text:span text:style-name="T1">: Junior Web Developer.</text:span></text:span></text:p>
      <text:p text:style-name="P24">Language<text:tab/> <text:s text:c="2"/>: Python</text:p>
      <text:p text:style-name="P24"/>
      <text:p text:style-name="P1"><draw:connector text:anchor-type="paragraph" draw:z-index="4" draw:name="Shape1_1" draw:style-name="gr2" draw:text-style-name="P48" draw:type="line" svg:x1="0cm" svg:y1="0.453cm" svg:x2="15.399cm" svg:y2="0.453cm" svg:d="M0 453h15399" svg:viewBox="0 0 15401 2"><text:p/></draw:connector></text:p>
      <text:p text:style-name="P18"><text:span text:style-name="Default_20_Paragraph_20_Font"><text:span text:style-name="T8"><text:tab/><text:tab/>Organization <text:tab/>:</text:span></text:span><text:span text:style-name="Default_20_Paragraph_20_Font"><text:span text:style-name="T4"> <text:s/>DYSIS India Pvt. Ltd</text:span></text:span><text:span text:style-name="Default_20_Paragraph_20_Font"><text:span text:style-name="T8">, Chennai</text:span></text:span></text:p>
      <text:p text:style-name="P26"><text:span text:style-name="Default_20_Paragraph_20_Font"><text:span text:style-name="T8">Designation <text:s text:c="4"/><text:tab/>: <text:s/>Junior Software Developer</text:span></text:span></text:p>
      <text:p text:style-name="P27">Duration<text:tab/>: <text:s/>Feb 2018 – April 2018</text:p>
      <text:p text:style-name="P11"><text:tab/>Application Tracking System</text:p>
      <text:list xml:id="list160458520777987" text:continue-numbering="true" text:style-name="WWNum4">
        <text:list-item>
          <text:p text:style-name="P43">Employee Web Portal.</text:p>
        </text:list-item>
      </text:list>
      <text:p text:style-name="P22">Project Type : Development Project.</text:p>
      <text:p text:style-name="P23"><text:span text:style-name="Default_20_Paragraph_20_Font"><text:span text:style-name="T1">Role</text:span></text:span><text:span text:style-name="Default_20_Paragraph_20_Font"><text:span text:style-name="T6"><text:tab/> <text:s/></text:span></text:span><text:span text:style-name="Default_20_Paragraph_20_Font"><text:span text:style-name="T1">: Junior Web Developer.</text:span></text:span></text:p>
      <text:p text:style-name="P23">Language<text:tab/> <text:s/>: Python</text:p>
      <text:p text:style-name="P22"/>
      <text:p text:style-name="P22"><text:soft-page-break/></text:p>
      <text:p text:style-name="P3"><draw:connector text:anchor-type="paragraph" draw:z-index="0" draw:name="Line 11" draw:style-name="gr1" draw:text-style-name="P48" draw:type="line" svg:x1="0cm" svg:y1="0.249cm" svg:x2="15.587cm" svg:y2="0.351cm" svg:d="M0 249l15587 102" svg:viewBox="0 0 15589 104"><text:p/></draw:connector><text:span text:style-name="Default_20_Paragraph_20_Font"><text:span text:style-name="T10"><text:s/>Technical Skills</text:span></text:span><text:span text:style-name="Default_20_Paragraph_20_Font"><text:span text:style-name="T4">:</text:span></text:span></text:p>
      <text:p text:style-name="P29"><text:span text:style-name="Default_20_Paragraph_20_Font"><text:span text:style-name="T1">Primary skills<text:tab/><text:tab/>: <text:s text:c="4"/>Python,Django and MySQL</text:span></text:span></text:p>
      <text:p text:style-name="P30"><text:span text:style-name="Default_20_Paragraph_20_Font"><text:span text:style-name="T1">Secondary skills<text:tab/>: <text:s text:c="4"/>HTML, CSS, Bootstrap,Java Script and <text:s/>j Query.</text:span></text:span></text:p>
      <text:p text:style-name="P6"/>
      <text:p text:style-name="P4"><draw:connector text:anchor-type="paragraph" draw:z-index="6" draw:name="Line 4" draw:style-name="gr1" draw:text-style-name="P48" draw:type="line" svg:x1="0cm" svg:y1="0.249cm" svg:x2="15.685cm" svg:y2="0.249cm" svg:d="M0 249h15685" svg:viewBox="0 0 15686 2"><text:p/></draw:connector><text:span text:style-name="Default_20_Paragraph_20_Font"><text:span text:style-name="T10"><text:s/>Freelancing Projects</text:span></text:span><text:span text:style-name="Default_20_Paragraph_20_Font"><text:span text:style-name="T4">:</text:span></text:span></text:p>
      <text:p text:style-name="P31"><text:span text:style-name="Default_20_Paragraph_20_Font"><text:span text:style-name="T29">R</text:span></text:span><text:span text:style-name="Default_20_Paragraph_20_Font"><text:span text:style-name="T28">esponsibilities</text:span></text:span><text:span text:style-name="Default_20_Paragraph_20_Font"><text:span text:style-name="T9"> :</text:span></text:span><text:span text:style-name="Default_20_Paragraph_20_Font"><text:span text:style-name="T7"> </text:span></text:span><text:span text:style-name="Default_20_Paragraph_20_Font"><text:span text:style-name="T25">writing and testing code, debugging programs and integrating applications with third-party web services</text:span></text:span><text:span text:style-name="Default_20_Paragraph_20_Font"><text:span text:style-name="T7">.</text:span></text:span></text:p>
      <text:p text:style-name="P17"><text:span text:style-name="Default_20_Paragraph_20_Font"><text:span text:style-name="T5"><text:s text:c="7"/></text:span></text:span><text:span text:style-name="Default_20_Paragraph_20_Font"><text:span text:style-name="T31"><text:s text:c="5"/></text:span></text:span><text:span text:style-name="Default_20_Paragraph_20_Font"><text:span text:style-name="T27">1. </text:span></text:span><text:a xlink:type="simple" xlink:href="http://www.rescueyou.com.au/" text:style-name="Internet_20_link" text:visited-style-name="Visited_20_Internet_20_Link"><text:span text:style-name="Default_20_Paragraph_20_Font">http://www.rescueyou.com.au</text:span></text:a><text:span text:style-name="Default_20_Paragraph_20_Font"><text:span text:style-name="T26"> <text:s/></text:span></text:span><text:span text:style-name="Default_20_Paragraph_20_Font"><text:span text:style-name="T27">2.</text:span></text:span><text:a xlink:type="simple" xlink:href="http://projectdemo.co.in/tnkaruneegarsangam" office:target-frame-name="_top" xlink:show="replace" text:style-name="Internet_20_link" text:visited-style-name="Visited_20_Internet_20_Link"><text:span text:style-name="Default_20_Paragraph_20_Font"><text:span text:style-name="T30">http://projectdemo.co.in/tnkaruneegarsangam</text:span></text:span></text:a></text:p>
      <text:p text:style-name="P12"/>
      <text:p text:style-name="P4"><text:span text:style-name="Default_20_Paragraph_20_Font"><text:span text:style-name="T13">Academic Qualification</text:span></text:span><text:span text:style-name="Default_20_Paragraph_20_Font"><text:span text:style-name="T8">: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3">Course</text:p>
          </table:table-cell>
          <table:table-cell table:style-name="Table1.A1" office:value-type="string">
            <text:p text:style-name="P13">Name of the institution</text:p>
          </table:table-cell>
          <table:table-cell table:style-name="Table1.A1" office:value-type="string">
            <text:p text:style-name="P13">Board /</text:p>
            <text:p text:style-name="Standard"><text:span text:style-name="Default_20_Paragraph_20_Font"><text:span text:style-name="T21">University</text:span></text:span></text:p>
          </table:table-cell>
          <table:table-cell table:style-name="Table1.A1" office:value-type="string">
            <text:p text:style-name="P13">Year of study</text:p>
          </table:table-cell>
          <table:table-cell table:style-name="Table1.A1" office:value-type="string">
            <text:p text:style-name="P13">Marks %</text:p>
          </table:table-cell>
        </table:table-row>
        <table:table-row table:style-name="Table1.2">
          <table:table-cell table:style-name="Table1.A2" office:value-type="string">
            <text:p text:style-name="P7">X</text:p>
          </table:table-cell>
          <table:table-cell table:style-name="Table1.B2" office:value-type="string">
            <text:p text:style-name="Standard"><text:span text:style-name="Default_20_Paragraph_20_Font"><text:span text:style-name="T1">GOVT</text:span></text:span><text:span text:style-name="normaltextrun"><text:span text:style-name="T19">.</text:span></text:span><text:span text:style-name="Default_20_Paragraph_20_Font"><text:span text:style-name="T1">HIGHER</text:span></text:span><text:span text:style-name="normaltextrun"><text:span text:style-name="T19">. </text:span></text:span><text:span text:style-name="Default_20_Paragraph_20_Font"><text:span text:style-name="T1">SECONDARY</text:span></text:span><text:span text:style-name="eop"><text:span text:style-name="T19"> </text:span></text:span></text:p>
          </table:table-cell>
          <table:table-cell table:style-name="Table1.C2" office:value-type="string">
            <text:p text:style-name="P5">State Board</text:p>
          </table:table-cell>
          <table:table-cell table:style-name="Table1.D2" office:value-type="string">
            <text:p text:style-name="P16"><text:span text:style-name="normaltextrun"><text:span text:style-name="T19">2009 -</text:span></text:span><text:span text:style-name="normaltextrun"><text:span text:style-name="T20"> 2010</text:span></text:span><text:span text:style-name="eop"><text:span text:style-name="T19"> </text:span></text:span></text:p>
          </table:table-cell>
          <table:table-cell table:style-name="Table1.E2" office:value-type="string">
            <text:p text:style-name="P9">77.40/100</text:p>
          </table:table-cell>
        </table:table-row>
        <table:table-row table:style-name="Table1.3">
          <table:table-cell table:style-name="Table1.A3" office:value-type="string">
            <text:p text:style-name="P15">XII</text:p>
          </table:table-cell>
          <table:table-cell table:style-name="Table1.B3" office:value-type="string">
            <text:p text:style-name="Standard"><text:span text:style-name="Default_20_Paragraph_20_Font"><text:span text:style-name="T1">GOVT</text:span></text:span><text:span text:style-name="normaltextrun"><text:span text:style-name="T19">.</text:span></text:span><text:span text:style-name="Default_20_Paragraph_20_Font"><text:span text:style-name="T1">HIGHER</text:span></text:span><text:span text:style-name="normaltextrun"><text:span text:style-name="T19">. </text:span></text:span><text:span text:style-name="Default_20_Paragraph_20_Font"><text:span text:style-name="T1">SECONDARY</text:span></text:span><text:span text:style-name="eop"><text:span text:style-name="T19"> </text:span></text:span></text:p>
          </table:table-cell>
          <table:table-cell table:style-name="Table1.C3" office:value-type="string">
            <text:p text:style-name="P5">State Board</text:p>
          </table:table-cell>
          <table:table-cell table:style-name="Table1.D3" office:value-type="string">
            <text:p text:style-name="P16"><text:span text:style-name="normaltextrun"><text:span text:style-name="T19">2011- </text:span></text:span><text:span text:style-name="normaltextrun"><text:span text:style-name="T20">2013</text:span></text:span></text:p>
          </table:table-cell>
          <table:table-cell table:style-name="Table1.E3" office:value-type="string">
            <text:p text:style-name="P9">60.00/100</text:p>
          </table:table-cell>
        </table:table-row>
        <table:table-row table:style-name="Table1.4">
          <table:table-cell table:style-name="Table1.A4" office:value-type="string">
            <text:p text:style-name="P14">B. Tech (CSE)</text:p>
          </table:table-cell>
          <table:table-cell table:style-name="Table1.B4" office:value-type="string">
            <text:p text:style-name="Standard"><text:span text:style-name="normaltextrun"><text:span text:style-name="T18">BHARATH</text:span></text:span><text:span text:style-name="normaltextrun"><text:span text:style-name="T19"> </text:span></text:span><text:span text:style-name="Default_20_Paragraph_20_Font"><text:span text:style-name="T1">INSTITUTE</text:span></text:span><text:span text:style-name="normaltextrun"><text:span text:style-name="T19"> </text:span></text:span><text:span text:style-name="Default_20_Paragraph_20_Font"><text:span text:style-name="T1">OF</text:span></text:span><text:span text:style-name="normaltextrun"><text:span text:style-name="T19"> </text:span></text:span><text:span text:style-name="Default_20_Paragraph_20_Font"><text:span text:style-name="T1">HIGHER</text:span></text:span><text:span text:style-name="normaltextrun"><text:span text:style-name="T19"> </text:span></text:span><text:span text:style-name="Default_20_Paragraph_20_Font"><text:span text:style-name="T1">EDUCATION</text:span></text:span><text:span text:style-name="normaltextrun"><text:span text:style-name="T19"> </text:span></text:span><text:span text:style-name="Default_20_Paragraph_20_Font"><text:span text:style-name="T1">AND</text:span></text:span><text:span text:style-name="normaltextrun"><text:span text:style-name="T19"> </text:span></text:span><text:span text:style-name="Default_20_Paragraph_20_Font"><text:span text:style-name="T1">RESEARCH</text:span></text:span></text:p>
          </table:table-cell>
          <table:table-cell table:style-name="Table1.C4" office:value-type="string">
            <text:p text:style-name="P5">Central Board</text:p>
          </table:table-cell>
          <table:table-cell table:style-name="Table1.D4" office:value-type="string">
            <text:p text:style-name="P32"><text:span text:style-name="normaltextrun"><text:span text:style-name="T22">2014 - </text:span></text:span><text:span text:style-name="normaltextrun"><text:span text:style-name="T23">2018</text:span></text:span></text:p>
            <text:p text:style-name="P7"/>
          </table:table-cell>
          <table:table-cell table:style-name="Table1.E4" office:value-type="string">
            <text:p text:style-name="P9">75.20</text:p>
          </table:table-cell>
        </table:table-row>
      </table:table>
      <text:p text:style-name="P35"/>
      <text:p text:style-name="P36">Declaration</text:p>
      <text:p text:style-name="P37"><text:span text:style-name="Default_20_Paragraph_20_Font"><text:span text:style-name="T14"><text:s text:c="4"/></text:span></text:span><text:span text:style-name="Default_20_Paragraph_20_Font"><text:span text:style-name="T24">I </text:span></text:span>hereby declare that the particulars furnished above are true and correct to the best of my knowledge.<text:span text:style-name="Default_20_Paragraph_20_Font"><text:span text:style-name="T15"><text:tab/></text:span></text:span></text:p>
      <text:p text:style-name="P38"/>
      <text:p text:style-name="P38"/>
      <text:p text:style-name="P38"/>
      <text:p text:style-name="P38"/>
      <text:p text:style-name="P39"><text:span text:style-name="Default_20_Paragraph_20_Font"><text:span text:style-name="T15"><text:tab/><text:tab/> <text:s text:c="53"/></text:span></text:span><text:span text:style-name="Default_20_Paragraph_20_Font"><text:span text:style-name="T16">Yours sincerely,</text:span></text:span></text:p>
      <text:p text:style-name="Standard"><text:span text:style-name="Default_20_Paragraph_20_Font"><text:span text:style-name="T1"><text:tab/><text:tab/><text:tab/><text:tab/><text:tab/><text:tab/><text:tab/><text:tab/><text:tab/> <text:s text:c="17"/></text:span></text:span><text:span text:style-name="Default_20_Paragraph_20_Font"><text:span text:style-name="T7"><text:s text:c="2"/>S. V. RAJ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" svg:font-family="Roboto, sans-serif"/>
    <style:font-face style:name="Courier New" svg:font-family="'Courier New'" style:font-family-generic="modern" style:font-pitch="fixed"/>
    <style:font-face style:name="Cantarell" svg:font-family="Cantarell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language-asian="en" style:country-asian="US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rmaltextrun" style:family="text"/>
    <style:style style:name="eop" style:family="text"/>
    <style:style style:name="Unresolved_20_Mention" style:display-name="Unresolved Mention" style:family="tex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1.023cm" fo:border="0.51pt solid #000000" fo:padding-top="1.676cm" fo:padding-bottom="1.676cm" fo:padding-left="1.993cm" fo:padding-right="2.3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Intel</meta:initial-creator>
    <meta:creation-date>2021-03-11T06:06:00Z</meta:creation-date>
    <dc:date>2021-06-09T16:04:56.206173387</dc:date>
    <meta:print-date>2020-03-15T08:48:00Z</meta:print-date>
    <meta:editing-cycles>9</meta:editing-cycles>
    <meta:editing-duration>PT15M3S</meta:editing-duration>
    <meta:document-statistic meta:table-count="1" meta:image-count="0" meta:object-count="0" meta:page-count="3" meta:paragraph-count="82" meta:word-count="364" meta:character-count="2719" meta:non-whitespace-character-count="1991"/>
    <meta:user-defined meta:name="AppVersion">15.0000</meta:user-defined>
    <meta:user-defined meta:name="Company">Hou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